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e9ef8"/>
    </style:style>
    <style:style style:name="T2" style:family="text">
      <style:text-properties fo:background-color="#33ff99" loext:char-shading-value="0"/>
    </style:style>
    <style:style style:name="T3" style:family="text">
      <style:text-properties fo:background-color="#33ff99" loext:char-shading-value="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intro">
        <text:section text:style-name="Sect1" text:name="yui_3_15_0_3_1458509303133_71">
          <text:p text:style-name="Text_20_body"><text:bookmark text:name="yui_3_15_0_3_1458509303133_74"/><text:bookmark text:name="yui_3_15_0_3_1458509303133_70"/><text:span text:style-name="T3">Pick up the Obelix images (attached folder) and one of your photos, and then apply:<text:line-break/>Power/root method</text:span><text:line-break/>Log/inverse log method<text:line-break/><text:bookmark text:name="yui_3_15_0_3_1458509303133_75"/>Histogram equalization<text:line-break/>Singular Value Equalization<text:line-break/>Your own method for <text:span text:style-name="T1">stretching</text:span> the luminanc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0:46:44.722071363</meta:creation-date>
    <dc:date>2016-03-22T11:12:20.650978525</dc:date>
    <meta:editing-duration>PT11H52M15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32" meta:character-count="220" meta:non-whitespace-character-count="189"/>
  </office:meta>
</office:document-meta>
</file>